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e6f" officeooo:paragraph-rsid="000a2e6f"/>
    </style:style>
    <style:style style:name="P2" style:family="paragraph" style:parent-style-name="Standard">
      <style:paragraph-properties fo:text-align="justify" style:justify-single-word="false"/>
      <style:text-properties officeooo:rsid="000a2e6f" officeooo:paragraph-rsid="000a2e6f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a2e6f" officeooo:paragraph-rsid="000a2e6f" style:font-size-asian="26pt" style:font-size-complex="26pt"/>
    </style:style>
    <style:style style:name="P4" style:family="paragraph" style:parent-style-name="Standard">
      <style:paragraph-properties fo:text-align="justify" style:justify-single-word="false"/>
      <style:text-properties officeooo:paragraph-rsid="000a2e6f"/>
    </style:style>
    <style:style style:name="P5" style:family="paragraph" style:parent-style-name="Standard" style:list-style-name="L7">
      <style:paragraph-properties fo:text-align="justify" style:justify-single-word="false"/>
      <style:text-properties officeooo:paragraph-rsid="0113cd61"/>
    </style:style>
    <style:style style:name="P6" style:family="paragraph" style:parent-style-name="Standard">
      <style:paragraph-properties fo:text-align="justify" style:justify-single-word="false"/>
      <style:text-properties officeooo:paragraph-rsid="0113cd61"/>
    </style:style>
    <style:style style:name="P7" style:family="paragraph" style:parent-style-name="Standard" style:list-style-name="L4">
      <style:paragraph-properties fo:text-align="justify" style:justify-single-word="false"/>
      <style:text-properties officeooo:rsid="00a6811f" officeooo:paragraph-rsid="00a6811f"/>
    </style:style>
    <style:style style:name="P8" style:family="paragraph" style:parent-style-name="Standard">
      <style:paragraph-properties fo:text-align="justify" style:justify-single-word="false"/>
      <style:text-properties officeooo:rsid="00a6811f" officeooo:paragraph-rsid="00a6811f"/>
    </style:style>
    <style:style style:name="P9" style:family="paragraph" style:parent-style-name="Standard" style:list-style-name="L5">
      <style:paragraph-properties fo:text-align="justify" style:justify-single-word="false"/>
      <style:text-properties officeooo:rsid="00da33de" officeooo:paragraph-rsid="00da33de"/>
    </style:style>
    <style:style style:name="P10" style:family="paragraph" style:parent-style-name="Standard" style:list-style-name="L5">
      <style:paragraph-properties fo:text-align="justify" style:justify-single-word="false"/>
      <style:text-properties officeooo:rsid="00e0c75b" officeooo:paragraph-rsid="00e0c75b"/>
    </style:style>
    <style:style style:name="P11" style:family="paragraph" style:parent-style-name="Standard">
      <style:paragraph-properties fo:text-align="justify" style:justify-single-word="false"/>
      <style:text-properties officeooo:rsid="00e0c75b" officeooo:paragraph-rsid="00e0c75b"/>
    </style:style>
    <style:style style:name="P12" style:family="paragraph" style:parent-style-name="Standard" style:list-style-name="L6">
      <style:paragraph-properties fo:text-align="justify" style:justify-single-word="false"/>
      <style:text-properties officeooo:rsid="00ef0eeb" officeooo:paragraph-rsid="00ef0eeb"/>
    </style:style>
    <style:style style:name="P13" style:family="paragraph" style:parent-style-name="Standard">
      <style:paragraph-properties fo:text-align="justify" style:justify-single-word="false"/>
      <style:text-properties officeooo:rsid="00ef0eeb" officeooo:paragraph-rsid="00ef0eeb"/>
    </style:style>
    <style:style style:name="P14" style:family="paragraph" style:parent-style-name="Standard">
      <style:paragraph-properties fo:text-align="justify" style:justify-single-word="false"/>
      <style:text-properties officeooo:rsid="00ef0eeb" officeooo:paragraph-rsid="0113cd61"/>
    </style:style>
    <style:style style:name="P15" style:family="paragraph" style:parent-style-name="Standard" style:list-style-name="L7">
      <style:paragraph-properties fo:text-align="justify" style:justify-single-word="false"/>
      <style:text-properties officeooo:rsid="0113cd61" officeooo:paragraph-rsid="0113cd61"/>
    </style:style>
    <style:style style:name="T1" style:family="text">
      <style:text-properties officeooo:rsid="000a2e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33f1d" style:font-weight-asian="bold" style:font-weight-complex="bold"/>
    </style:style>
    <style:style style:name="T4" style:family="text">
      <style:text-properties fo:font-weight="bold" officeooo:rsid="00d1cfc1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aa018b" style:font-style-asian="italic" style:font-style-complex="italic"/>
    </style:style>
    <style:style style:name="T7" style:family="text">
      <style:text-properties officeooo:rsid="0091bdce"/>
    </style:style>
    <style:style style:name="T8" style:family="text">
      <style:text-properties officeooo:rsid="009c26bd"/>
    </style:style>
    <style:style style:name="T9" style:family="text">
      <style:text-properties officeooo:rsid="009dd339"/>
    </style:style>
    <style:style style:name="T10" style:family="text">
      <style:text-properties officeooo:rsid="00a6811f"/>
    </style:style>
    <style:style style:name="T11" style:family="text">
      <style:text-properties officeooo:rsid="00aa018b"/>
    </style:style>
    <style:style style:name="T12" style:family="text">
      <style:text-properties officeooo:rsid="00b33f1d"/>
    </style:style>
    <style:style style:name="T13" style:family="text">
      <style:text-properties officeooo:rsid="00b3fa75"/>
    </style:style>
    <style:style style:name="T14" style:family="text">
      <style:text-properties officeooo:rsid="00d1cfc1"/>
    </style:style>
    <style:style style:name="T15" style:family="text">
      <style:text-properties officeooo:rsid="00da33de"/>
    </style:style>
    <style:style style:name="T16" style:family="text">
      <style:text-properties officeooo:rsid="00e4be8f"/>
    </style:style>
    <style:style style:name="T17" style:family="text">
      <style:text-properties officeooo:rsid="00ec27d0"/>
    </style:style>
    <style:style style:name="T18" style:family="text">
      <style:text-properties officeooo:rsid="00ef0eeb"/>
    </style:style>
    <style:style style:name="T19" style:family="text">
      <style:text-properties officeooo:rsid="0113cd61"/>
    </style:style>
    <style:style style:name="T20" style:family="text">
      <style:text-properties officeooo:rsid="013fc6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os de Software – 0<text:span text:style-name="T7">8</text:span>/08/2022</text:p>
      <text:p text:style-name="P1"/>
      <text:p text:style-name="P2"/>
      <text:p text:style-name="P4"><text:span text:style-name="T1">- “</text:span><text:span text:style-name="T8">O problema mais fundamental em ciência da computação é a tarefa de decomposição de problemas: como dividir um problema complexo em partes que possam ser resolvidas de forma independente” – John </text:span><text:span text:style-name="T9">O</text:span><text:span text:style-name="T8">usterhout</text:span></text:p>
      <text:p text:style-name="P4"/>
      <text:p text:style-name="P4">- <text:span text:style-name="T10">Existem dois conceitos em software:</text:span></text:p>
      <text:p text:style-name="P4"/>
      <text:list xml:id="list3130528660" text:style-name="L4">
        <text:list-item>
          <text:p text:style-name="P7"><text:span text:style-name="T2">Project:</text:span> Esforço colaborativo para resolver problemas.</text:p>
        </text:list-item>
        <text:list-item>
          <text:p text:style-name="P7"><text:span text:style-name="T2">Desing:</text:span> Desenho ou proposta de solução.</text:p>
        </text:list-item>
      </text:list>
      <text:p text:style-name="P8"/>
      <text:p text:style-name="P8">- O foco da matéria está em <text:span text:style-name="T5">‘software desing’</text:span>, <text:span text:style-name="T11">é importante resasltar isso pois em português tanto </text:span><text:span text:style-name="T6">‘project’</text:span><text:span text:style-name="T11"> quando </text:span><text:span text:style-name="T6">‘design’</text:span><text:span text:style-name="T11"> são traduzidas para </text:span><text:span text:style-name="T6">‘projeto’</text:span>.</text:p>
      <text:p text:style-name="P8"/>
      <text:p text:style-name="P8">- <text:span text:style-name="T3">Projeto de Software:</text:span><text:span text:style-name="T12"> Conjunto de princípios, conceitos e práticas que levam ao desenvolvimento de um software de alta qualidade. </text:span><text:span text:style-name="T13">Os principios de projeto estão voltados para o estabelecimento de uma filosofia para guiar o trabalho de um projetista.</text:span></text:p>
      <text:p text:style-name="P8"/>
      <text:p text:style-name="P8">- <text:span text:style-name="T4">Objetivo:</text:span><text:span text:style-name="T14"> Produzir um modelo que satisfaça os requisitos, levando em consideração sempre a manutenção e evolução do software.</text:span></text:p>
      <text:p text:style-name="P8"/>
      <text:p text:style-name="P8">- <text:span text:style-name="T15">Diferença de análise e projeto de software:</text:span></text:p>
      <text:list xml:id="list419090714" text:style-name="L5">
        <text:list-item>
          <text:p text:style-name="P9">A análise está voltando para o entendimento do problema enquanto o projeto está pensando na solução do problema que é levantado pela análise.</text:p>
        </text:list-item>
        <text:list-item>
          <text:p text:style-name="P10">O refinamento dos diagramas construidos na análise de requisitos é o processo realizado durante o projeto/<text:span text:style-name="T5">design</text:span> de software.</text:p>
        </text:list-item>
      </text:list>
      <text:p text:style-name="P11"/>
      <text:p text:style-name="P11">- <text:span text:style-name="T16">O projeto de software é a ultima ação da engenharia de software na atividade de modelagem, o que irá preparar o cenário para a construção efetiva do software.</text:span></text:p>
      <text:p text:style-name="P11"/>
      <text:p text:style-name="P11">- <text:span text:style-name="T17">Constitui-se um projeto a fase da engenharia de software em que são acrescentados os requisitos não funcionais à análise feita anteriormente com os requisitos funcionais.</text:span></text:p>
      <text:p text:style-name="P11"/>
      <text:p text:style-name="P11">- <text:span text:style-name="T18">Atividades na fase de projeto de um software:</text:span></text:p>
      <text:p text:style-name="P11"/>
      <text:list xml:id="list3722500907" text:style-name="L6">
        <text:list-item>
          <text:p text:style-name="P12">Projeto de Arquitetura</text:p>
        </text:list-item>
        <text:list-item>
          <text:p text:style-name="P12">Especificação Abstrata</text:p>
        </text:list-item>
        <text:list-item>
          <text:p text:style-name="P12">Projeto de Interface</text:p>
        </text:list-item>
        <text:list-item>
          <text:p text:style-name="P12">Projeto de Componentes</text:p>
        </text:list-item>
        <text:list-item>
          <text:p text:style-name="P12">Projeto de Estrutura de Dados</text:p>
        </text:list-item>
        <text:list-item>
          <text:p text:style-name="P12">Projeto de Algoritmos</text:p>
        </text:list-item>
      </text:list>
      <text:p text:style-name="P13"/>
      <text:p text:style-name="P14">- <text:span text:style-name="T19">O resultado de um projeto de software são:</text:span></text:p>
      <text:p text:style-name="P14"/>
      <text:list xml:id="list2108943704" text:style-name="L7">
        <text:list-item>
          <text:p text:style-name="P15">Representação de Arquitetura</text:p>
        </text:list-item>
        <text:list-item>
          <text:p text:style-name="P5"><text:span text:style-name="T19">Representação de Interface</text:span></text:p>
        </text:list-item>
        <text:list-item>
          <text:p text:style-name="P5"><text:span text:style-name="T19">Representação de Componente</text:span></text:p>
        </text:list-item>
        <text:list-item>
          <text:p text:style-name="P5"><text:span text:style-name="T19">Representação de Implantação</text:span></text:p>
        </text:list-item>
      </text:list>
      <text:p text:style-name="P6"/>
      <text:p text:style-name="P6">- <text:span text:style-name="T20">Abstração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10:52:30.292424140</meta:creation-date>
    <dc:date>2022-08-08T12:03:58.913315596</dc:date>
    <meta:editing-duration>PT2H11M25S</meta:editing-duration>
    <meta:editing-cycles>46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305" meta:character-count="1908" meta:non-whitespace-character-count="1640"/>
  </office:meta>
</office:document-meta>
</file>